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fo:font-weight="bold" officeooo:rsid="00995134" officeooo:paragraph-rsid="00995134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5" style:family="paragraph" style:parent-style-name="Standard">
      <style:text-properties fo:color="#000000" loext:opacity="100%" style:font-name="Fira Code1" fo:font-size="12pt" officeooo:paragraph-rsid="003d7c27" style:font-size-asian="12pt" style:font-size-complex="12pt"/>
    </style:style>
    <style:style style:name="P6" style:family="paragraph" style:parent-style-name="Standard">
      <style:text-properties fo:color="#000000" loext:opacity="100%" style:font-name="Fira Code1" fo:font-size="12pt" officeooo:paragraph-rsid="0085aff0" style:font-size-asian="12pt" style:font-size-complex="12pt"/>
    </style:style>
    <style:style style:name="P7" style:family="paragraph" style:parent-style-name="Standard">
      <style:text-properties fo:color="#000000" loext:opacity="100%" style:font-name="Fira Code1" fo:font-size="12pt" officeooo:rsid="0095b124" officeooo:paragraph-rsid="0085aff0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9b15b7" officeooo:paragraph-rsid="009b15b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9b15b7" officeooo:paragraph-rsid="00a036b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a036b0" officeooo:paragraph-rsid="00a036b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9eacab" officeooo:paragraph-rsid="009eacab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995134" officeooo:paragraph-rsid="0099513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a1ea9b" officeooo:paragraph-rsid="00a1ea9b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a217ab" officeooo:paragraph-rsid="00a217ab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Fira Code1" fo:font-size="12pt" fo:letter-spacing="normal" fo:font-style="normal" fo:font-weight="normal" officeooo:rsid="00a2e9e4" officeooo:paragraph-rsid="00a2e9e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Fira Code1" fo:font-size="15pt" fo:font-weight="bold" officeooo:rsid="0096d58e" officeooo:paragraph-rsid="0096d58e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Fira Code1" fo:font-size="13pt" fo:font-weight="bold" officeooo:rsid="009b15b7" officeooo:paragraph-rsid="009b15b7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Fira Code1" fo:font-size="13pt" fo:font-weight="bold" officeooo:rsid="00995134" officeooo:paragraph-rsid="00995134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letter-spacing="normal" fo:font-style="normal" fo:font-weight="normal" officeooo:rsid="008c197c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8f6c52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995134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99cd08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9b08c7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9b8a4f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9c7267" style:font-weight-asian="normal" style:font-weight-complex="normal"/>
    </style:style>
    <style:style style:name="T8" style:family="text">
      <style:text-properties officeooo:rsid="00995134"/>
    </style:style>
    <style:style style:name="T9" style:family="text">
      <style:text-properties officeooo:rsid="009b8a4f"/>
    </style:style>
    <style:style style:name="T10" style:family="text">
      <style:text-properties officeooo:rsid="009c7267"/>
    </style:style>
    <style:style style:name="T11" style:family="text">
      <style:text-properties officeooo:rsid="009ddb3f"/>
    </style:style>
    <style:style style:name="T12" style:family="text">
      <style:text-properties officeooo:rsid="009eacab"/>
    </style:style>
    <style:style style:name="T13" style:family="text">
      <style:text-properties officeooo:rsid="00a036b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eacab" style:font-weight-asian="bold" style:font-weight-complex="bold"/>
    </style:style>
    <style:style style:name="T16" style:family="text">
      <style:text-properties officeooo:rsid="00a14810"/>
    </style:style>
    <style:style style:name="T17" style:family="text">
      <style:text-properties officeooo:rsid="00a2e9e4"/>
    </style:style>
    <style:style style:name="T18" style:family="text">
      <style:text-properties officeooo:rsid="00a30d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Web Apartamento Turístico</text:p>
      <text:p text:style-name="P5"><text:span text:style-name="T1"/></text:p>
      <text:p text:style-name="P17">Objetivos</text:p>
      <text:p text:style-name="P8">Desarrollar una página web totalmente funcional para la promoción y gestión de reservas de un apartamento turístico para un apartamento real localizado en Torremolinos.</text:p>
      <text:p text:style-name="P8"/>
      <text:p text:style-name="P8">La intención de la web es actuar de escaparate de este apartamento, permitiendo también iniciar sesión como cliente o como administrador.</text:p>
      <text:p text:style-name="P8"/>
      <text:p text:style-name="P9">Los clientes pueden realizar reservas, <text:span text:style-name="T10">las cuales generan una factura una vez completado el pago. </text:span><text:span text:style-name="T11">No está permitida la modificación de reservas, para ello se deberá contactar con el establecimiento </text:span><text:span text:style-name="T16">y un administrador la modificará</text:span><text:span text:style-name="T11">. </text:span><text:span text:style-name="T17">Importante una casilla de aceptacion de terminos y condiciones a la hora de enviar la reserva.</text:span></text:p>
      <text:p text:style-name="P9"/>
      <text:p text:style-name="P9"><text:span text:style-name="T12">El </text:span><text:span text:style-name="T15">cliente</text:span><text:span text:style-name="T12"> puede acceder al apartado de mis reservas, donde puede ver los datos de su reserva y descargar su factura. </text:span><text:span text:style-name="T13">También podrá realizar una valoración una vez finalizada su reserva, que se marcará como completada una vez pasada la fecha de checkout a no ser que se haya marcado como cancelada o no presentado. </text:span></text:p>
      <text:p text:style-name="P8"/>
      <text:p text:style-name="P10">Un <text:span text:style-name="T14">administrador</text:span> puede gestionar distintas partes de la web, como la galería de imágenes, las reservas (cancelar/modificar), los textos que se muestran en la web, el apartado de servicios, los usuarios también, si hay que modificar datos de estos.</text:p>
      <text:p text:style-name="P10"/>
      <text:p text:style-name="P13">La web estará disponible en español e inglés.</text:p>
      <text:p text:style-name="P10"/>
      <text:p text:style-name="P14">Se puede hacer que una vez realizada la reserva, ese periodo se marque como cerrado en el calendario, a la espera de confirmar la reserva. Para confirmarla, se enviará un correo con los datos bancarios y se debe realizar una transferencia bancaria con un 25-30% del coste total de la reserva, o si se paga al completo se descuenta un 10%.</text:p>
      <text:p text:style-name="P14"/>
      <text:p text:style-name="P14"><text:soft-page-break/>Las cancelaciones son si se cancela con al menos 45 días de antelación, se devuelve un 100% del importe pagado. Con al menos 20 días un 50% y con menos no se devuelve nada de lo pagado.</text:p>
      <text:p text:style-name="P14"/>
      <text:p text:style-name="P15">Impor</text:p>
      <text:p text:style-name="P10"/>
      <text:p text:style-name="P11">&gt; Stripe? portal de pagos</text:p>
      <text:p text:style-name="P8"/>
      <text:p text:style-name="P18">Base de datos</text:p>
      <text:p text:style-name="P12">Tablas:</text:p>
      <text:p text:style-name="P12"/>
      <text:p text:style-name="P6"><text:span text:style-name="T2">&gt; </text:span><text:span text:style-name="T3">Usuario (id</text:span><text:span text:style-name="T6">_cliente</text:span><text:span text:style-name="T3">, </text:span><text:span text:style-name="T4">nombre, apellidos, </text:span><text:span text:style-name="T5">email, </text:span><text:span text:style-name="T4">n</text:span><text:span text:style-name="T6">um_</text:span><text:span text:style-name="T4">tel</text:span><text:span text:style-name="T6">e</text:span><text:span text:style-name="T4">fono, </text:span><text:span text:style-name="T5">contraseña[md5], </text:span><text:span text:style-name="T6">idioma_preferido, es_admin[1 si, 0 no]</text:span><text:span text:style-name="T3">)</text:span></text:p>
      <text:p text:style-name="P6"><text:span text:style-name="T3"/></text:p>
      <text:p text:style-name="P6"><text:span text:style-name="T3">&gt; </text:span><text:span text:style-name="T6">Reserva (id_reserva, id_cliente, fecha_reserva, fecha_checkin, fecha_checkout, id_factura, </text:span><text:span text:style-name="T7">finalizada[1 si completada, 0 si no, 2 si cancelada, 3 si no presentado]</text:span><text:span text:style-name="T6">)</text:span></text:p>
      <text:p text:style-name="P7"/>
      <text:p text:style-name="P7">&gt; <text:span text:style-name="T9">Facturas (id_factura, precio_total, </text:span><text:span text:style-name="T10">archivo_factura</text:span><text:span text:style-name="T9">)</text:span></text:p>
      <text:p text:style-name="P7"/>
      <text:p text:style-name="P7">&gt; <text:span text:style-name="T10">Valoraciones (id_valoracion, id_reserva, puntuacion[0-10], texto_valoracion[varchar(512)])</text:span></text:p>
      <text:p text:style-name="P7"/>
      <text:p text:style-name="P7">&gt; <text:span text:style-name="T18">InformacionWeb (campos de la pagina web y su tex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995134" officeooo:paragraph-rsid="00995134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MT1" style:family="text">
      <style:text-properties officeooo:rsid="009951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30T04:43:01.238000001">30/03/25</text:date></text:p>
      </style:header>
      <style:footer>
        <text:p text:style-name="MP2">Oscar Montero Hinojosa</text:p>
        <text:p text:style-name="MP3">Proyecto Final</text:p>
        <text:p text:style-name="MP4">Desarrollo de <text:span text:style-name="MT1">Aplicaciones Multiplataforma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30T04:43:01.064000000</dc:date>
    <meta:editing-duration>PT10H37M54S</meta:editing-duration>
    <meta:editing-cycles>122</meta:editing-cycles>
    <meta:generator>LibreOffice/24.2.2.2$Windows_X86_64 LibreOffice_project/d56cc158d8a96260b836f100ef4b4ef25d6f1a01</meta:generator>
    <meta:print-date>2025-03-11T03:44:16.710000000</meta:print-date>
    <meta:printed-by>Archivos PDF</meta:printed-by>
    <meta:document-statistic meta:table-count="0" meta:image-count="0" meta:object-count="0" meta:page-count="2" meta:paragraph-count="23" meta:word-count="375" meta:character-count="2415" meta:non-whitespace-character-count="2062"/>
  </office:meta>
</office:document-meta>
</file>